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1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3mm" fo:break-before="auto" style:use-optimal-row-height="false"/>
    </style:style>
    <style:style style:name="ro2" style:family="table-row">
      <style:table-row-properties style:row-height="6.1mm" fo:break-before="auto" style:use-optimal-row-height="false"/>
    </style:style>
    <style:style style:name="ro3" style:family="table-row">
      <style:table-row-properties style:row-height="8.34mm" fo:break-before="auto" style:use-optimal-row-height="false"/>
    </style:style>
    <style:style style:name="ro4" style:family="table-row">
      <style:table-row-properties style:row-height="7.32mm" fo:break-before="auto" style:use-optimal-row-height="false"/>
    </style:style>
    <style:style style:name="ro5" style:family="table-row">
      <style:table-row-properties style:row-height="8.54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67mm" fo:break-before="auto" style:use-optimal-row-height="false"/>
    </style:style>
    <style:style style:name="ro8" style:family="table-row">
      <style:table-row-properties style:row-height="4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style:vertical-align="middle"/>
      <style:paragraph-properties fo:text-align="center" fo:margin-left="0mm"/>
      <style:text-properties style:font-name="Liberation Sans1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25.84mm" svg:height="8.12mm" svg:x="0mm" svg:y="28.0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63mm" svg:height="5.93mm" svg:x="11.19mm" svg:y="13.03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.6mm" svg:height="5.93mm" svg:x="10.33mm" svg:y="20.74m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74mm" svg:height="5.62mm" svg:x="5.7mm" svg:y="52.65m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3.24mm" svg:height="5.62mm" svg:x="7.18mm" svg:y="61.64m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4"/>
        <table:table-column table:style-name="co2" table:number-columns-repeated="1023" table:default-cell-style-name="ce4"/>
        <table:table-row table:style-name="ro1">
          <table:table-cell table:style-name="ce2" office:value-type="string" calcext:value-type="string" table:number-columns-spanned="10" table:number-rows-spanned="1">
            <text:p>МЕТОД НЬЮТОНА</text:p>
          </table:table-cell>
          <table:covered-table-cell table:style-name="ce1"/>
          <table:covered-table-cell table:number-columns-repeated="8"/>
          <table:table-cell table:number-columns-repeated="1014"/>
        </table:table-row>
        <table:table-row table:style-name="ro2">
          <table:table-cell table:style-name="ce1" office:value-type="string" calcext:value-type="string">
            <text:p>k</text:p>
          </table:table-cell>
          <table:table-cell table:style-name="ce1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" office:value-type="float" office:value="3" calcext:value-type="float" table:number-columns-spanned="2" table:number-rows-spanned="1">
            <text:p>3</text:p>
          </table:table-cell>
          <table:covered-table-cell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table:style-name="ce1"/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" table:formula="of:=[.B3]+[.B6]" office:value-type="float" office:value="1.738012" calcext:value-type="float" table:number-columns-spanned="2" table:number-rows-spanned="1">
            <text:p>1,738012</text:p>
          </table:table-cell>
          <table:covered-table-cell table:style-name="ce1" table:formula="of:=[.C3]+[.C6]" office:value-type="float" office:value="0" calcext:value-type="float">
            <text:p>0</text:p>
          </table:covered-table-cell>
          <table:table-cell table:style-name="ce1" table:formula="of:=[.D3]+[.D6]" office:value-type="float" office:value="1.7222917" calcext:value-type="float" table:number-columns-spanned="2" table:number-rows-spanned="1">
            <text:p>1,7222917</text:p>
          </table:table-cell>
          <table:covered-table-cell table:style-name="ce1" table:formula="of:=[.E3]+[.E6]" office:value-type="float" office:value="0" calcext:value-type="float">
            <text:p>0</text:p>
          </table:covered-table-cell>
          <table:table-cell table:style-name="ce1" table:formula="of:=[.F3]+[.F6]" office:value-type="float" office:value="1.721467758" calcext:value-type="float" table:number-columns-spanned="2" table:number-rows-spanned="1">
            <text:p>1,721467758</text:p>
          </table:table-cell>
          <table:covered-table-cell table:style-name="ce1" table:formula="of:=[.G3]+[.G6]" office:value-type="float" office:value="0" calcext:value-type="float">
            <text:p>0</text:p>
          </table:covered-table-cell>
          <table:table-cell table:style-name="ce1" table:formula="of:=[.H3]+[.H6]" office:value-type="float" office:value="1.721465109" calcext:value-type="float">
            <text:p>1,721465109</text:p>
          </table:table-cell>
          <table:table-cell table:number-columns-repeated="1014"/>
        </table:table-row>
        <table:table-row table:style-name="ro4">
          <table:table-cell/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" table:formula="of:=[.B4]+[.B7]" office:value-type="float" office:value="0.9309939" calcext:value-type="float" table:number-columns-spanned="2" table:number-rows-spanned="1">
            <text:p>0,9309939</text:p>
          </table:table-cell>
          <table:covered-table-cell table:style-name="ce1" table:formula="of:=[.C4]+[.C7]" office:value-type="float" office:value="0" calcext:value-type="float">
            <text:p>0</text:p>
          </table:covered-table-cell>
          <table:table-cell table:style-name="ce1" table:formula="of:=[.D4]+[.D7]" office:value-type="float" office:value="0.9694056" calcext:value-type="float" table:number-columns-spanned="2" table:number-rows-spanned="1">
            <text:p>0,9694056</text:p>
          </table:table-cell>
          <table:covered-table-cell table:style-name="ce1" table:formula="of:=[.E4]+[.E7]" office:value-type="float" office:value="0" calcext:value-type="float">
            <text:p>0</text:p>
          </table:covered-table-cell>
          <table:table-cell table:style-name="ce1" table:formula="of:=[.F4]+[.F7]" office:value-type="float" office:value="0.969755993" calcext:value-type="float" table:number-columns-spanned="2" table:number-rows-spanned="1">
            <text:p>0,969755993</text:p>
          </table:table-cell>
          <table:covered-table-cell table:style-name="ce1" table:formula="of:=[.G4]+[.G7]" office:value-type="float" office:value="0" calcext:value-type="float">
            <text:p>0</text:p>
          </table:covered-table-cell>
          <table:table-cell table:style-name="ce1" table:formula="of:=[.H4]+[.H7]" office:value-type="float" office:value="0.9697572786" calcext:value-type="float">
            <text:p>0,9697572786</text:p>
          </table:table-cell>
          <table:table-cell table:number-columns-repeated="1014"/>
        </table:table-row>
        <table:table-row table:style-name="ro4">
          <table:table-cell table:style-name="ce7"/>
          <table:table-cell table:style-name="ce1" table:number-columns-spanned="2" table:number-rows-spanned="1"/>
          <table:covered-table-cell/>
          <table:table-cell table:style-name="ce1" table:formula="of:=ABS([.D3]-[.B3])" office:value-type="float" office:value="0.738012" calcext:value-type="float" table:number-columns-spanned="2" table:number-rows-spanned="1">
            <text:p>0,738012</text:p>
          </table:table-cell>
          <table:covered-table-cell table:style-name="ce1" table:formula="of:=ABS([.E3]-[.C3])" office:value-type="float" office:value="0" calcext:value-type="float">
            <text:p>0</text:p>
          </table:covered-table-cell>
          <table:table-cell table:style-name="ce1" table:formula="of:=ABS([.F4]-[.D4])" office:value-type="float" office:value="0.0384117" calcext:value-type="float" table:number-columns-spanned="2" table:number-rows-spanned="1">
            <text:p>0,0384117</text:p>
          </table:table-cell>
          <table:covered-table-cell table:style-name="ce1" table:formula="of:=ABS([.G4]-[.E4])" office:value-type="float" office:value="0" calcext:value-type="float">
            <text:p>0</text:p>
          </table:covered-table-cell>
          <table:table-cell table:style-name="ce1" table:formula="of:=ABS([.H3]-[.F3])" office:value-type="float" office:value="0.000823942000000022" calcext:value-type="float" table:number-columns-spanned="2" table:number-rows-spanned="1">
            <text:p>0,000823942</text:p>
          </table:table-cell>
          <table:covered-table-cell table:style-name="ce1" table:formula="of:=ABS([.I3]-[.G3])" office:value-type="float" office:value="0" calcext:value-type="float">
            <text:p>0</text:p>
          </table:covered-table-cell>
          <table:table-cell table:style-name="ce1" table:formula="of:=ABS([.J3]-[.H3])" office:value-type="float" office:value="0.00000264900000002122" calcext:value-type="float">
            <text:p>2,64900000002122E-0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ε (по методу Зейделя)</text:p>
          </table:table-cell>
          <table:table-cell table:style-name="ce1" office:value-type="float" office:value="0.738012" calcext:value-type="float" table:number-columns-spanned="2" table:number-rows-spanned="1">
            <text:p>0,738012</text:p>
          </table:table-cell>
          <table:covered-table-cell/>
          <table:table-cell table:style-name="ce1" office:value-type="float" office:value="-0.0157203" calcext:value-type="float" table:number-columns-spanned="2" table:number-rows-spanned="1">
            <text:p>-0,0157203</text:p>
          </table:table-cell>
          <table:covered-table-cell/>
          <table:table-cell table:style-name="ce1" office:value-type="float" office:value="-0.000823942" calcext:value-type="float" table:number-columns-spanned="2" table:number-rows-spanned="1">
            <text:p>-0,000823942</text:p>
          </table:table-cell>
          <table:covered-table-cell/>
          <table:table-cell table:style-name="ce1" office:value-type="float" office:value="-0.000002649" calcext:value-type="float" table:number-columns-spanned="2" table:number-rows-spanned="1">
            <text:p>-2,649E-06</text:p>
          </table:table-cell>
          <table:covered-table-cell table:style-name="ce1" office:value-type="float" office:value="0.999997351" calcext:value-type="float">
            <text:p>0,999997351</text:p>
          </table:covered-table-cell>
          <table:table-cell table:style-name="ce1"/>
          <table:table-cell table:number-columns-repeated="1014"/>
        </table:table-row>
        <table:table-row table:style-name="ro5">
          <table:covered-table-cell/>
          <table:table-cell table:style-name="ce1" office:value-type="float" office:value="-0.0690061" calcext:value-type="float" table:number-columns-spanned="2" table:number-rows-spanned="1">
            <text:p>-0,0690061</text:p>
          </table:table-cell>
          <table:covered-table-cell/>
          <table:table-cell table:style-name="ce1" office:value-type="float" office:value="0.0384117" calcext:value-type="float" table:number-columns-spanned="2" table:number-rows-spanned="1">
            <text:p>0,0384117</text:p>
          </table:table-cell>
          <table:covered-table-cell/>
          <table:table-cell table:style-name="ce1" office:value-type="float" office:value="0.000350393" calcext:value-type="float" table:number-columns-spanned="2" table:number-rows-spanned="1">
            <text:p>0,000350393</text:p>
          </table:table-cell>
          <table:covered-table-cell/>
          <table:table-cell table:style-name="ce1" office:value-type="float" office:value="0.0000012856" calcext:value-type="float" table:number-columns-spanned="2" table:number-rows-spanned="1">
            <text:p>1,2856E-06</text:p>
          </table:table-cell>
          <table:covered-table-cell/>
          <table:table-cell table:number-columns-repeated="1015"/>
        </table:table-row>
        <table:table-row table:style-name="ro6">
          <table:table-cell table:style-name="ce1" table:number-columns-spanned="1" table:number-rows-spanned="2"/>
          <table:table-cell table:style-name="ce1" table:formula="of:=SIN([.B3]-1)/2+[.B4]-1.3" office:value-type="float" office:value="-0.3" calcext:value-type="float" table:number-columns-spanned="2" table:number-rows-spanned="1">
            <text:p>-0,3</text:p>
          </table:table-cell>
          <table:covered-table-cell table:style-name="ce1" table:formula="of:=SIN([.C3]-1)/2+[.C4]-1.3" office:value-type="float" office:value="-1.72073549240395" calcext:value-type="float">
            <text:p>-1,72073549240395</text:p>
          </table:covered-table-cell>
          <table:table-cell table:style-name="ce1" table:formula="of:=SIN([.D3]-1)/2+[.D4]-1.3" office:value-type="float" office:value="-0.0325968476703127" calcext:value-type="float" table:number-columns-spanned="2" table:number-rows-spanned="1">
            <text:p>-0,032596847670313</text:p>
          </table:table-cell>
          <table:covered-table-cell table:style-name="ce1" table:formula="of:=SIN([.E3]-1)/2+[.E4]-1.3" office:value-type="float" office:value="-1.72073549240395" calcext:value-type="float">
            <text:p>-1,72073549240395</text:p>
          </table:covered-table-cell>
          <table:table-cell table:style-name="ce1" table:formula="of:=SIN([.F3]-1)/2+[.F4]-1.3" office:value-type="float" office:value="-0.0000414739269520847" calcext:value-type="float" table:number-columns-spanned="2" table:number-rows-spanned="1">
            <text:p>-4,14739269520847E-05</text:p>
          </table:table-cell>
          <table:covered-table-cell table:style-name="ce1" table:formula="of:=SIN([.G3]-1)/2+[.G4]-1.3" office:value-type="float" office:value="-1.72073549240395" calcext:value-type="float">
            <text:p>-1,72073549240395</text:p>
          </table:covered-table-cell>
          <table:table-cell table:style-name="ce1" table:formula="of:=SIN([.H3]-1)/2+[.H4]-1.3" office:value-type="float" office:value="-0.000000291905937865877" calcext:value-type="float" table:number-columns-spanned="2" table:number-rows-spanned="1">
            <text:p>-2,91905937865877E-07</text:p>
          </table:table-cell>
          <table:covered-table-cell/>
          <table:table-cell table:number-columns-repeated="1015"/>
        </table:table-row>
        <table:table-row table:style-name="ro7">
          <table:covered-table-cell table:style-name="ce2"/>
          <table:table-cell table:style-name="ce1" table:formula="of:=[.B3]-SIN([.B4]+1)-0.8" office:value-type="float" office:value="-0.709297426825682" calcext:value-type="float" table:number-columns-spanned="2" table:number-rows-spanned="1">
            <text:p>-0,709297426825682</text:p>
          </table:table-cell>
          <table:covered-table-cell table:style-name="ce1" table:formula="of:=[.C3]-SIN([.C4]+1)-0.8" office:value-type="float" office:value="-1.6414709848079" calcext:value-type="float">
            <text:p>-1,6414709848079</text:p>
          </table:covered-table-cell>
          <table:table-cell table:style-name="ce1" table:formula="of:=[.D3]-SIN([.D4]+1)-0.8" office:value-type="float" office:value="0.00218479453740206" calcext:value-type="float" table:number-columns-spanned="2" table:number-rows-spanned="1">
            <text:p>0,002184794537402</text:p>
          </table:table-cell>
          <table:covered-table-cell table:style-name="ce1" table:formula="of:=[.E3]-SIN([.E4]+1)-0.8" office:value-type="float" office:value="-1.6414709848079" calcext:value-type="float">
            <text:p>-1,6414709848079</text:p>
          </table:covered-table-cell>
          <table:table-cell table:style-name="ce1" table:formula="of:=[.F3]-SIN([.F4]+1)-0.8" office:value-type="float" office:value="0.000690022370190557" calcext:value-type="float" table:number-columns-spanned="2" table:number-rows-spanned="1">
            <text:p>0,000690022370191</text:p>
          </table:table-cell>
          <table:covered-table-cell table:style-name="ce1" table:formula="of:=[.G3]-SIN([.G4]+1)-0.8" office:value-type="float" office:value="-1.6414709848079" calcext:value-type="float">
            <text:p>-1,6414709848079</text:p>
          </table:covered-table-cell>
          <table:table-cell table:style-name="ce1" table:formula="of:=[.H3]-SIN([.H4]+1)-0.8" office:value-type="float" office:value="0.00000213743787125242" calcext:value-type="float" table:number-columns-spanned="2" table:number-rows-spanned="1">
            <text:p>2,13743787125242E-06</text:p>
          </table:table-cell>
          <table:covered-table-cell/>
          <table:table-cell table:number-columns-repeated="1015"/>
        </table:table-row>
        <table:table-row table:style-name="ro6">
          <table:table-cell table:style-name="ce1" table:number-columns-spanned="1" table:number-rows-spanned="2"/>
          <table:table-cell table:style-name="ce1" table:formula="of:=COS([.B3]-1)/2" office:value-type="float" office:value="0.5" calcext:value-type="float">
            <text:p>0,5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COS([.D3]-1)/2" office:value-type="float" office:value="0.36990379147419" calcext:value-type="float">
            <text:p>0,36990379147419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COS([.F3]-1)/2" office:value-type="float" office:value="0.375146322205811" calcext:value-type="float">
            <text:p>0,37514632220581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COS([.H3]-1)/2" office:value-type="float" office:value="0.37541855127427" calcext:value-type="float">
            <text:p>0,3754185512742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6">
          <table:covered-table-cell table:style-name="ce1"/>
          <table:table-cell table:style-name="ce1" office:value-type="float" office:value="1" calcext:value-type="float">
            <text:p>1</text:p>
          </table:table-cell>
          <table:table-cell table:style-name="ce1" table:formula="of:=-COS([.B4]+1)" office:value-type="float" office:value="0.416146836547142" calcext:value-type="float">
            <text:p>0,41614683654714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-COS([.D4]+1)" office:value-type="float" office:value="0.352459134533445" calcext:value-type="float">
            <text:p>0,352459134533445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-COS([.F4]+1)" office:value-type="float" office:value="0.388137021926434" calcext:value-type="float">
            <text:p>0,38813702192643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-COS([.H4]+1)" office:value-type="float" office:value="0.388459920869645" calcext:value-type="float">
            <text:p>0,388459920869645</text:p>
          </table:table-cell>
          <table:table-cell table:number-columns-repeated="1015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style-name="ce1"/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8">
          <table:table-cell table:style-name="ce2"/>
          <table:table-cell table:number-columns-repeated="1023"/>
        </table:table-row>
        <table:table-row table:style-name="ro6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.00.0000</text:date>, <text:time style:data-style-name="N2" text:time-value="12:44:46.45687929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4:16:25.638121628</meta:creation-date>
    <meta:generator>LibreOffice/6.0.7.3$Linux_X86_64 LibreOffice_project/00m0$Build-3</meta:generator>
    <dc:date>2020-04-06T13:29:42.973860233</dc:date>
    <meta:editing-duration>PT43M25S</meta:editing-duration>
    <meta:editing-cycles>12</meta:editing-cycles>
    <meta:document-statistic meta:table-count="1" meta:cell-count="70" meta:object-count="5"/>
  </office:meta>
</office:document-meta>
</file>

<file path=Object 1/content.xml><?xml version="1.0" encoding="utf-8"?>
<math xmlns="http://www.w3.org/1998/Math/MathML" display="block">
  <semantics>
    <mrow>
      <munder>
        <mi mathvariant="italic">max</mi>
        <mi>i</mi>
      </munder>
      <mrow>
        <mo fence="true" stretchy="false">|</mo>
        <mrow>
          <mrow>
            <msubsup>
              <mi>x</mi>
              <mi>i</mi>
              <mrow>
                <mi>k</mi>
                <mo stretchy="false">+</mo>
                <mn>1</mn>
              </mrow>
            </msubsup>
            <mo stretchy="false">−</mo>
            <msubsup>
              <mi>x</mi>
              <mi>i</mi>
              <mi>k</mi>
            </msubsup>
          </mrow>
        </mrow>
        <mo fence="true" stretchy="false">|</mo>
      </mrow>
    </mrow>
    <annotation encoding="StarMath 5.0">max csub{i} lline x_{i}^{k+1} - x_{i}^{k} rline </annotation>
  </semantics>
</math>
</file>

<file path=Object 2/content.xml><?xml version="1.0" encoding="utf-8"?>
<math xmlns="http://www.w3.org/1998/Math/MathML" display="block">
  <semantics>
    <msubsup>
      <mi>x</mi>
      <mn>1</mn>
      <mi>k</mi>
    </msubsup>
    <annotation encoding="StarMath 5.0">x_{1}^{k}</annotation>
  </semantics>
</math>
</file>

<file path=Object 3/content.xml><?xml version="1.0" encoding="utf-8"?>
<math xmlns="http://www.w3.org/1998/Math/MathML" display="block">
  <semantics>
    <msubsup>
      <mi>x</mi>
      <mn>2</mn>
      <mi>k</mi>
    </msubsup>
    <annotation encoding="StarMath 5.0">x_{2}^{k}</annotation>
  </semantics>
</math>
</file>

<file path=Object 4/content.xml><?xml version="1.0" encoding="utf-8"?>
<math xmlns="http://www.w3.org/1998/Math/MathML" display="block">
  <semantics>
    <mrow>
      <mrow>
        <mo stretchy="false">−</mo>
        <mi>F</mi>
      </mrow>
      <mrow>
        <mo fence="true" stretchy="false">(</mo>
        <mrow>
          <msup>
            <mi>x</mi>
            <mi>k</mi>
          </msup>
        </mrow>
        <mo fence="true" stretchy="false">)</mo>
      </mrow>
    </mrow>
    <annotation encoding="StarMath 5.0">-F( x^{k} )</annotation>
  </semantics>
</math>
</file>

<file path=Object 5/content.xml><?xml version="1.0" encoding="utf-8"?>
<math xmlns="http://www.w3.org/1998/Math/MathML" display="block">
  <semantics>
    <mrow>
      <mi>W</mi>
      <mrow>
        <mo fence="true" stretchy="false">(</mo>
        <mrow>
          <msup>
            <mi>x</mi>
            <mi>k</mi>
          </msup>
        </mrow>
        <mo fence="true" stretchy="false">)</mo>
      </mrow>
    </mrow>
    <annotation encoding="StarMath 5.0">W( x^{k} )</annotation>
  </semantics>
</math>
</file>